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5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7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8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3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3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3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3-05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5" table:number-columns-repeated="5"/>
          <table:table-cell table:style-name="ce56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9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72" meta:object-count="0"/>
    <meta:generator>LibreOfficeDev/6.0.5.2$Linux_X86_64 LibreOffice_project/</meta:generator>
  </office:meta>
</office:document-meta>
</file>